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FaultData.setExplanation( String explan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FaultData.setLineNo( int lineN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FaultData.g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FaultData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FaultData.setData( HLargeData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FaultData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FaultData.getActivity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FaultData.getLineN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FaultData.getExplan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FaultData.setActivityId( int activity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